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972in"/>
    </style:style>
    <style:style style:name="co2" style:family="table-column">
      <style:table-column-properties fo:break-before="auto" style:column-width="1.1945in"/>
    </style:style>
    <style:style style:name="co3" style:family="table-column">
      <style:table-column-properties fo:break-before="auto" style:column-width="0.9846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.0835in"/>
    </style:style>
    <style:style style:name="co6" style:family="table-column">
      <style:table-column-properties fo:break-before="auto" style:column-width="2.4161in"/>
    </style:style>
    <style:style style:name="co7" style:family="table-column">
      <style:table-column-properties fo:break-before="auto" style:column-width="1.598in"/>
    </style:style>
    <style:style style:name="co8" style:family="table-column">
      <style:table-column-properties fo:break-before="auto" style:column-width="1.5091in"/>
    </style:style>
    <style:style style:name="co9" style:family="table-column">
      <style:table-column-properties fo:break-before="auto" style:column-width="1.3673in"/>
    </style:style>
    <style:style style:name="co10" style:family="table-column">
      <style:table-column-properties fo:break-before="auto" style:column-width="1.0945in"/>
    </style:style>
    <style:style style:name="co11" style:family="table-column">
      <style:table-column-properties fo:break-before="auto" style:column-width="1.8043in"/>
    </style:style>
    <style:style style:name="co12" style:family="table-column">
      <style:table-column-properties fo:break-before="auto" style:column-width="1.1161in"/>
    </style:style>
    <style:style style:name="co13" style:family="table-column">
      <style:table-column-properties fo:break-before="auto" style:column-width="0.9819in"/>
    </style:style>
    <style:style style:name="co14" style:family="table-column">
      <style:table-column-properties fo:break-before="auto" style:column-width="1.0217in"/>
    </style:style>
    <style:style style:name="co15" style:family="table-column">
      <style:table-column-properties fo:break-before="auto" style:column-width="1.0417in"/>
    </style:style>
    <style:style style:name="co16" style:family="table-column">
      <style:table-column-properties fo:break-before="auto" style:column-width="10.16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8492in" fo:break-before="auto" style:use-optimal-row-height="true"/>
    </style:style>
    <style:style style:name="ro4" style:family="table-row">
      <style:table-row-properties style:row-height="4.1646in" fo:break-before="auto" style:use-optimal-row-height="true"/>
    </style:style>
    <style:style style:name="ro5" style:family="table-row">
      <style:table-row-properties style:row-height="4.6543in" fo:break-before="auto" style:use-optimal-row-height="true"/>
    </style:style>
    <style:style style:name="ro6" style:family="table-row">
      <style:table-row-properties style:row-height="5.8228in" fo:break-before="auto" style:use-optimal-row-height="true"/>
    </style:style>
    <style:style style:name="ro7" style:family="table-row">
      <style:table-row-properties style:row-height="5.161in" fo:break-before="auto" style:use-optimal-row-height="true"/>
    </style:style>
    <style:style style:name="ro8" style:family="table-row">
      <style:table-row-properties style:row-height="2.83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008in solid #000000"/>
    </style:style>
    <style:style style:name="ce4" style:family="table-cell" style:parent-style-name="Default">
      <style:table-cell-properties fo:border="0.0008in solid #000000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fo:border="0.0008in solid #000000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table table:name="Tables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style-name="ce1" office:value-type="string">
            <text:p>DataBase Name = 'PASS'</text:p>
          </table:table-cell>
          <table:table-cell table:style-name="Default" table:number-columns-repeated="4"/>
        </table:table-row>
        <table:table-row table:style-name="ro1">
          <table:table-cell table:style-name="ce1"/>
          <table:table-cell table:style-name="Default" table:number-columns-repeated="4"/>
        </table:table-row>
        <table:table-row table:style-name="ro1">
          <table:table-cell table:style-name="ce1" office:value-type="string">
            <text:p>Table Name = Gam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Default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table:style-name="Default"/>
        </table:table-row>
        <table:table-row table:style-name="ro1">
          <table:table-cell office:value-type="string">
            <text:p>Game_Name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 table:style-name="Default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Registration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1">
          <table:table-cell office:value-type="string">
            <text:p>Registration_Number</text:p>
          </table:table-cell>
          <table:table-cell office:value-type="string">
            <text:p>Varchar(8)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 office:value-type="float" office:value="20170001">
            <text:p>20170001</text:p>
          </table:table-cell>
        </table:table-row>
        <table:table-row table:style-name="ro1">
          <table:table-cell office:value-type="string">
            <text:p>Team_Name</text:p>
          </table:table-cell>
          <table:table-cell office:value-type="string">
            <text:p>Varchar(50)</text:p>
          </table:table-cell>
          <table:table-cell office:value-type="string">
            <text:p>Primary Key 3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Name</text:p>
          </table:table-cell>
          <table:table-cell office:value-type="string">
            <text:p>Varchar(30)</text:p>
          </table:table-cell>
          <table:table-cell office:value-type="string">
            <text:p>Primary Key 4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OB</text:p>
          </table:table-cell>
          <table:table-cell office:value-type="string">
            <text:p>Date</text:p>
          </table:table-cell>
          <table:table-cell/>
          <table:table-cell office:value-type="string">
            <text:p>Not Null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Email</text:p>
          </table:table-cell>
          <table:table-cell office:value-type="string">
            <text:p>Varchar(3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hone</text:p>
          </table:table-cell>
          <table:table-cell office:value-type="string">
            <text:p>Varchar(15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rtner_Name</text:p>
          </table:table-cell>
          <table:table-cell office:value-type="string">
            <text:p>Varchar(30)</text:p>
          </table:table-cell>
          <table:table-cell table:number-columns-repeated="3"/>
        </table:table-row>
        <table:table-row table:style-name="ro1">
          <table:table-cell office:value-type="string">
            <text:p>Partner_DOB</text:p>
          </table:table-cell>
          <table:table-cell office:value-type="string">
            <text:p>Date</text:p>
          </table:table-cell>
          <table:table-cell table:number-columns-repeated="2"/>
          <table:table-cell office:value-type="string">
            <text:p>MM/DD/YYY</text:p>
          </table:table-cell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Integer</text:p>
          </table:table-cell>
          <table:table-cell table:number-columns-repeated="3"/>
        </table:table-row>
        <table:table-row table:style-name="ro1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Date_Inserted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1">
          <table:table-cell office:value-type="string">
            <text:p>Date_Updated</text:p>
          </table:table-cell>
          <table:table-cell office:value-type="string">
            <text:p>Date</text:p>
          </table:table-cell>
          <table:table-cell table:number-columns-repeated="3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Fixures</text:p>
          </table:table-cell>
          <table:table-cell table:style-name="Default" table:number-columns-repeated="4"/>
        </table:table-row>
        <table:table-row table:style-name="ro1">
          <table:table-cell table:style-name="ce2" office:value-type="string">
            <text:p>Column Name</text:p>
          </table:table-cell>
          <table:table-cell table:style-name="ce2" office:value-type="string">
            <text:p>Data Type </text:p>
          </table:table-cell>
          <table:table-cell table:style-name="ce2" office:value-type="string">
            <text:p>Keys</text:p>
          </table:table-cell>
          <table:table-cell table:style-name="ce2"/>
          <table:table-cell table:style-name="ce2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 office:value-type="string">
            <text:p>YYYY</text:p>
          </table:table-cell>
        </table:table-row>
        <table:table-row table:style-name="ro2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Match_Number</text:p>
          </table:table-cell>
          <table:table-cell office:value-type="string">
            <text:p>Integer</text:p>
          </table:table-cell>
          <table:table-cell office:value-type="string">
            <text:p>Primary Key 1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Team_Name1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Team_Name2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Match_Date</text:p>
          </table:table-cell>
          <table:table-cell office:value-type="string">
            <text:p>Date</text:p>
          </table:table-cell>
          <table:table-cell/>
          <table:table-cell office:value-type="string">
            <text:p><text:s/></text:p>
          </table:table-cell>
          <table:table-cell office:value-type="string">
            <text:p>MM/DD/YYY</text:p>
          </table:table-cell>
        </table:table-row>
        <table:table-row table:style-name="ro1">
          <table:table-cell office:value-type="string">
            <text:p>Match_Time</text:p>
          </table:table-cell>
          <table:table-cell office:value-type="string">
            <text:p>Time</text:p>
          </table:table-cell>
          <table:table-cell/>
          <table:table-cell office:value-type="string">
            <text:p><text:s/></text:p>
          </table:table-cell>
          <table:table-cell/>
        </table:table-row>
        <table:table-row table:style-name="ro2">
          <table:table-cell office:value-type="string">
            <text:p>Court</text:p>
          </table:table-cell>
          <table:table-cell office:value-type="string">
            <text:p>Varchar(5)</text:p>
          </table:table-cell>
          <table:table-cell table:number-columns-repeated="3"/>
        </table:table-row>
        <table:table-row table:style-name="ro1">
          <table:table-cell office:value-type="string">
            <text:p>Winner</text:p>
          </table:table-cell>
          <table:table-cell office:value-type="string">
            <text:p>Varchar(50)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Events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office:value-type="string">
            <text:p>Tournament_Year</text:p>
          </table:table-cell>
          <table:table-cell office:value-type="string">
            <text:p>Varchar(4)</text:p>
          </table:table-cell>
          <table:table-cell office:value-type="string">
            <text:p>Primary Key 1</text:p>
          </table:table-cell>
          <table:table-cell/>
          <table:table-cell office:value-type="string">
            <text:p>YYYY</text:p>
          </table:table-cell>
        </table:table-row>
        <table:table-row table:style-name="ro1">
          <table:table-cell office:value-type="string">
            <text:p>Event_Code</text:p>
          </table:table-cell>
          <table:table-cell office:value-type="string">
            <text:p>Varchar(5)</text:p>
          </table:table-cell>
          <table:table-cell office:value-type="string">
            <text:p>Primary Key 2</text:p>
          </table:table-cell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Event_Name</text:p>
          </table:table-cell>
          <table:table-cell office:value-type="string">
            <text:p>Varchar(50)</text:p>
          </table:table-cell>
          <table:table-cell/>
          <table:table-cell office:value-type="string">
            <text:p>Not Null</text:p>
          </table:table-cell>
          <table:table-cell/>
        </table:table-row>
        <table:table-row table:style-name="ro2">
          <table:table-cell office:value-type="string">
            <text:p>Game_Code</text:p>
          </table:table-cell>
          <table:table-cell office:value-type="string">
            <text:p>Varchar(5)</text:p>
          </table:table-cell>
          <table:table-cell office:value-type="string">
            <text:p>Foreign Key</text:p>
          </table:table-cell>
          <table:table-cell office:value-type="string">
            <text:p>Not Null</text:p>
          </table:table-cell>
          <table:table-cell/>
        </table:table-row>
        <table:table-row table:style-name="ro1">
          <table:table-cell office:value-type="string">
            <text:p>Payment_Amount</text:p>
          </table:table-cell>
          <table:table-cell office:value-type="string">
            <text:p>Double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</table:table-row>
        <table:table-row table:style-name="ro1">
          <table:table-cell table:style-name="ce1" office:value-type="string">
            <text:p>Table Name = Badminton_Result</text:p>
          </table:table-cell>
          <table:table-cell table:style-name="Default" table:number-columns-repeated="4"/>
        </table:table-row>
        <table:table-row table:style-name="ro1">
          <table:table-cell table:style-name="ce1" office:value-type="string">
            <text:p>Column Name</text:p>
          </table:table-cell>
          <table:table-cell table:style-name="ce1" office:value-type="string">
            <text:p>Data Type </text:p>
          </table:table-cell>
          <table:table-cell table:style-name="ce1" office:value-type="string">
            <text:p>Keys</text:p>
          </table:table-cell>
          <table:table-cell table:style-name="ce1"/>
          <table:table-cell table:style-name="ce1" office:value-type="string">
            <text:p>Comment</text:p>
          </table:table-cell>
        </table:table-row>
        <table:table-row table:style-name="ro1">
          <table:table-cell table:style-name="ce4" office:value-type="string">
            <text:p>Serial_Number</text:p>
          </table:table-cell>
          <table:table-cell table:style-name="ce4" office:value-type="string">
            <text:p>Integer</text:p>
          </table:table-cell>
          <table:table-cell table:style-name="ce4" office:value-type="string">
            <text:p>Primary Key 1</text:p>
          </table:table-cell>
          <table:table-cell table:style-name="ce4"/>
          <table:table-cell table:style-name="ce4" office:value-type="string">
            <text:p>Auto-generated</text:p>
          </table:table-cell>
        </table:table-row>
        <table:table-row table:style-name="ro2">
          <table:table-cell table:style-name="ce4" office:value-type="string">
            <text:p>Tournament_Year</text:p>
          </table:table-cell>
          <table:table-cell table:style-name="ce4" office:value-type="string">
            <text:p>Varchar(4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 office:value-type="string">
            <text:p>YYYY</text:p>
          </table:table-cell>
        </table:table-row>
        <table:table-row table:style-name="ro2">
          <table:table-cell table:style-name="ce4" office:value-type="string">
            <text:p>Event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  <table:table-row table:style-name="ro2">
          <table:table-cell table:style-name="ce4" office:value-type="string">
            <text:p>Position</text:p>
          </table:table-cell>
          <table:table-cell table:style-name="ce4" office:value-type="string">
            <text:p>Varchar(15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Team_Name</text:p>
          </table:table-cell>
          <table:table-cell table:style-name="ce4" office:value-type="string">
            <text:p>Varchar(50)</text:p>
          </table:table-cell>
          <table:table-cell table:style-name="ce4"/>
          <table:table-cell table:style-name="ce4" office:value-type="string">
            <text:p>Not Null</text:p>
          </table:table-cell>
          <table:table-cell table:style-name="ce4"/>
        </table:table-row>
        <table:table-row table:style-name="ro1">
          <table:table-cell table:style-name="ce4" office:value-type="string">
            <text:p>Player_Name1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1">
          <table:table-cell table:style-name="ce4" office:value-type="string">
            <text:p>Player_Name2</text:p>
          </table:table-cell>
          <table:table-cell table:style-name="ce4" office:value-type="string">
            <text:p>Varchar(30)</text:p>
          </table:table-cell>
          <table:table-cell table:style-name="ce4" table:number-columns-repeated="3"/>
        </table:table-row>
        <table:table-row table:style-name="ro2">
          <table:table-cell table:style-name="ce4" office:value-type="string">
            <text:p>Game_Code</text:p>
          </table:table-cell>
          <table:table-cell table:style-name="ce4" office:value-type="string">
            <text:p>Varchar(5)</text:p>
          </table:table-cell>
          <table:table-cell table:style-name="ce4" office:value-type="string">
            <text:p>Foreign Key</text:p>
          </table:table-cell>
          <table:table-cell table:style-name="ce4" office:value-type="string">
            <text:p>Not Null</text:p>
          </table:table-cell>
          <table:table-cell table:style-name="ce4"/>
        </table:table-row>
      </table:table>
      <table:table table:name="Sample Data" table:style-name="ta1" table:print="false"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4" table:number-columns-repeated="2" table:default-cell-style-name="ce3"/>
        <table:table-column table:style-name="co12" table:default-cell-style-name="Default"/>
        <table:table-column table:style-name="co4" table:number-columns-repeated="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>
            <text:p>Table Name = Games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Game_Code</text:p>
          </table:table-cell>
          <table:table-cell table:style-name="ce2" office:value-type="string">
            <text:p>Game_Name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T0001</text:p>
          </table:table-cell>
          <table:table-cell office:value-type="string">
            <text:p>Tennis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4" office:value-type="string">
            <text:p>B0001</text:p>
          </table:table-cell>
          <table:table-cell office:value-type="string">
            <text:p>Badminton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2">
          <table:table-cell table:style-name="ce4" office:value-type="string">
            <text:p>V0001</text:p>
          </table:table-cell>
          <table:table-cell office:value-type="string">
            <text:p>VolleyBall</text:p>
          </table:table-cell>
          <table:table-cell table:number-columns-repeated="3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/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Table Name = Badminton_Events</text:p>
          </table:table-cell>
          <table:table-cell table:number-columns-repeated="4"/>
          <table:table-cell table:style-name="Default" table:number-columns-repeated="3"/>
          <table:table-cell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Event_Name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Amount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7">
            <text:p>2017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0">
            <text:p>20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MIXED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D001</text:p>
          </table:table-cell>
          <table:table-cell office:value-type="string">
            <text:p>WOMENS DOUB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MS001</text:p>
          </table:table-cell>
          <table:table-cell office:value-type="string">
            <text:p>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WS001</text:p>
          </table:table-cell>
          <table:table-cell office:value-type="string">
            <text:p>WOMENS SINGLES</text:p>
          </table:table-cell>
          <table:table-cell office:value-type="string">
            <text:p>T0001</text:p>
          </table:table-cell>
          <table:table-cell office:value-type="float" office:value="25">
            <text:p>25</text:p>
          </table:table-cell>
          <table:table-cell table:style-name="Default" table:number-columns-repeated="3"/>
          <table:table-cell table:number-columns-repeated="6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Badminton_Registration</text:p>
          </table:table-cell>
          <table:table-cell table:number-columns-repeated="7"/>
          <table:table-cell table:style-name="ce3"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2" office:value-type="string">
            <text:p>Registration_number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Email</text:p>
          </table:table-cell>
          <table:table-cell table:style-name="ce2" office:value-type="string">
            <text:p>Phone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artner_Name</text:p>
          </table:table-cell>
          <table:table-cell table:style-name="ce2" office:value-type="string">
            <text:p>Partner_DOB</text:p>
          </table:table-cell>
          <table:table-cell table:style-name="ce2" office:value-type="string">
            <text:p>Payment_Amount</text:p>
          </table:table-cell>
          <table:table-cell table:style-name="ce2" office:value-type="string">
            <text:p>Game_Code</text:p>
          </table:table-cell>
          <table:table-cell table:style-name="ce2" office:value-type="string">
            <text:p>Date_Inserted</text:p>
          </table:table-cell>
          <table:table-cell table:style-name="ce2" office:value-type="string">
            <text:p>Date_Updated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1">
            <text:p>2017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2">
            <text:p>10/22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2">
            <text:p>2017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3">
            <text:p>10/23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3">
            <text:p>2017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4">
            <text:p>10/24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4">
            <text:p>2017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5">
            <text:p>10/25/17</text:p>
          </table:table-cell>
          <table:table-cell table:style-name="ce5" office:value-type="date" office:date-value="2017-10-31">
            <text:p>10/31/17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5">
            <text:p>2017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6">
            <text:p>10/26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6">
            <text:p>2017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7">
            <text:p>10/27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7">
            <text:p>2017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8">
            <text:p>10/28/17</text:p>
          </table:table-cell>
          <table:table-cell table:style-name="ce3"/>
        </table:table-row>
        <table:table-row table:style-name="ro2">
          <table:table-cell office:value-type="float" office:value="2017">
            <text:p>2017</text:p>
          </table:table-cell>
          <table:table-cell office:value-type="float" office:value="20170008">
            <text:p>2017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0">
            <text:p>20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7-10-29">
            <text:p>10/29/17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1">
            <text:p>20180001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1981-10-21</text:p>
          </table:table-cell>
          <table:table-cell office:value-type="string">
            <text:p>DEEP@gmail.com</text:p>
          </table:table-cell>
          <table:table-cell office:value-type="float" office:value="3091112222">
            <text:p>3091112222</text:p>
          </table:table-cell>
          <table:table-cell office:value-type="string">
            <text:p>MD001</text:p>
          </table:table-cell>
          <table:table-cell table:style-name="ce3" office:value-type="string">
            <text:p>TAMIZ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0">
            <text:p>10/20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2">
            <text:p>20180002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1981-11-21</text:p>
          </table:table-cell>
          <table:table-cell office:value-type="string">
            <text:p>PRADEEP@gmail.com</text:p>
          </table:table-cell>
          <table:table-cell office:value-type="float" office:value="3091113333">
            <text:p>3091113333</text:p>
          </table:table-cell>
          <table:table-cell office:value-type="string">
            <text:p>MD001</text:p>
          </table:table-cell>
          <table:table-cell table:style-name="ce3" office:value-type="string">
            <text:p>POOVANESH</text:p>
          </table:table-cell>
          <table:table-cell table:style-name="ce3" office:value-type="string">
            <text:p>1981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1">
            <text:p>10/21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3">
            <text:p>20180003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1982-01-21</text:p>
          </table:table-cell>
          <table:table-cell office:value-type="string">
            <text:p>SAKTHI@gmail.com</text:p>
          </table:table-cell>
          <table:table-cell office:value-type="float" office:value="3091114444">
            <text:p>3091114444</text:p>
          </table:table-cell>
          <table:table-cell office:value-type="string">
            <text:p>MD001</text:p>
          </table:table-cell>
          <table:table-cell table:style-name="ce3" office:value-type="string">
            <text:p>PRIYA</text:p>
          </table:table-cell>
          <table:table-cell table:style-name="ce3" office:value-type="string">
            <text:p>1984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2">
            <text:p>10/22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4">
            <text:p>20180004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1985-10-21</text:p>
          </table:table-cell>
          <table:table-cell office:value-type="string">
            <text:p>ANU@gmail.com</text:p>
          </table:table-cell>
          <table:table-cell office:value-type="float" office:value="3091114444">
            <text:p>3091114444</text:p>
          </table:table-cell>
          <table:table-cell office:value-type="string">
            <text:p>MX001</text:p>
          </table:table-cell>
          <table:table-cell table:style-name="ce3" office:value-type="string">
            <text:p>SAHANA</text:p>
          </table:table-cell>
          <table:table-cell table:style-name="ce3" office:value-type="string">
            <text:p>1985-10-22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3">
            <text:p>10/23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5">
            <text:p>20180005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 office:value-type="string">
            <text:p>1983-11-21</text:p>
          </table:table-cell>
          <table:table-cell office:value-type="string">
            <text:p>RAM@gmail.com</text:p>
          </table:table-cell>
          <table:table-cell office:value-type="float" office:value="3091115555">
            <text:p>3091115555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4">
            <text:p>10/24/18</text:p>
          </table:table-cell>
          <table:table-cell table:style-name="ce5" office:value-type="date" office:date-value="2018-10-31">
            <text:p>10/31/18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6">
            <text:p>20180006</text:p>
          </table:table-cell>
          <table:table-cell office:value-type="string">
            <text:p>MAXIMUS</text:p>
          </table:table-cell>
          <table:table-cell office:value-type="string">
            <text:p>MELISA</text:p>
          </table:table-cell>
          <table:table-cell office:value-type="string">
            <text:p>1984-11-21</text:p>
          </table:table-cell>
          <table:table-cell office:value-type="string">
            <text:p>MELISA@gmail.com</text:p>
          </table:table-cell>
          <table:table-cell office:value-type="float" office:value="3091116666">
            <text:p>3091116666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5">
            <text:p>10/25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7">
            <text:p>20180007</text:p>
          </table:table-cell>
          <table:table-cell office:value-type="string">
            <text:p>SIVAJI</text:p>
          </table:table-cell>
          <table:table-cell office:value-type="string">
            <text:p>SARAVANAN</text:p>
          </table:table-cell>
          <table:table-cell office:value-type="string">
            <text:p>1981-11-21</text:p>
          </table:table-cell>
          <table:table-cell office:value-type="string">
            <text:p>SARAVANAN@gmail.com</text:p>
          </table:table-cell>
          <table:table-cell office:value-type="float" office:value="3091117777">
            <text:p>3091117777</text:p>
          </table:table-cell>
          <table:table-cell office:value-type="string">
            <text:p>M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6">
            <text:p>10/26/18</text:p>
          </table:table-cell>
          <table:table-cell table:style-name="ce3"/>
        </table:table-row>
        <table:table-row table:style-name="ro2">
          <table:table-cell office:value-type="float" office:value="2018">
            <text:p>2018</text:p>
          </table:table-cell>
          <table:table-cell office:value-type="float" office:value="20180008">
            <text:p>20180008</text:p>
          </table:table-cell>
          <table:table-cell office:value-type="string">
            <text:p>WARRIORS</text:p>
          </table:table-cell>
          <table:table-cell office:value-type="string">
            <text:p>KARTHI</text:p>
          </table:table-cell>
          <table:table-cell office:value-type="string">
            <text:p>1986-11-21</text:p>
          </table:table-cell>
          <table:table-cell office:value-type="string">
            <text:p>KARTHI@gmail.com</text:p>
          </table:table-cell>
          <table:table-cell office:value-type="float" office:value="3091118888">
            <text:p>3091118888</text:p>
          </table:table-cell>
          <table:table-cell office:value-type="string">
            <text:p>WS001</text:p>
          </table:table-cell>
          <table:table-cell table:style-name="ce3" table:number-columns-repeated="2"/>
          <table:table-cell table:style-name="ce3" office:value-type="float" office:value="25">
            <text:p>25</text:p>
          </table:table-cell>
          <table:table-cell table:style-name="ce3" office:value-type="string">
            <text:p>T0001</text:p>
          </table:table-cell>
          <table:table-cell table:style-name="ce5" office:value-type="date" office:date-value="2018-10-27">
            <text:p>10/27/18</text:p>
          </table:table-cell>
          <table:table-cell table:style-name="ce3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2">
          <table:table-cell table:style-name="ce2" office:value-type="string">
            <text:p>Table Name=Badminton_Fixures</text:p>
          </table:table-cell>
          <table:table-cell table:number-columns-repeated="6"/>
          <table:table-cell table:style-name="Default"/>
          <table:table-cell table:number-columns-repeated="6"/>
        </table:table-row>
        <table:table-row table:style-name="ro1">
          <table:table-cell table:style-name="ce2" office:value-type="string">
            <text:p>Tournament_Year</text:p>
          </table:table-cell>
          <table:table-cell table:style-name="ce1" office:value-type="string">
            <text:p>Event_Code</text:p>
          </table:table-cell>
          <table:table-cell table:style-name="ce2" office:value-type="string">
            <text:p>Match_Number</text:p>
          </table:table-cell>
          <table:table-cell table:style-name="ce2" office:value-type="string">
            <text:p>Team_Name1</text:p>
          </table:table-cell>
          <table:table-cell table:style-name="ce2" office:value-type="string">
            <text:p>Team_Name2</text:p>
          </table:table-cell>
          <table:table-cell table:style-name="ce2" office:value-type="string">
            <text:p>Match_Date</text:p>
          </table:table-cell>
          <table:table-cell table:style-name="ce2" office:value-type="string">
            <text:p>Match_time</text:p>
          </table:table-cell>
          <table:table-cell table:style-name="ce2" office:value-type="string">
            <text:p>Court</text:p>
          </table:table-cell>
          <table:table-cell table:style-name="ce2" office:value-type="string">
            <text:p>Winner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3:30:00</text:p>
          </table:table-cell>
          <table:table-cell office:value-type="string">
            <text:p>T0001</text:p>
          </table:table-cell>
          <table:table-cell table:style-name="ce3" office:value-type="string">
            <text:p>SIVAJI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3:45:00</text:p>
          </table:table-cell>
          <table:table-cell office:value-type="string">
            <text:p>T0001</text:p>
          </table:table-cell>
          <table:table-cell table:style-name="ce3" office:value-type="string">
            <text:p>WARRIOR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S001</text:p>
          </table:table-cell>
          <table:table-cell office:value-type="float" office:value="1">
            <text:p>1</text:p>
          </table:table-cell>
          <table:table-cell office:value-type="string">
            <text:p>SUPER KINGS</text:p>
          </table:table-cell>
          <table:table-cell office:value-type="string">
            <text:p>SIVAJI</text:p>
          </table:table-cell>
          <table:table-cell office:value-type="string">
            <text:p>2018-10-30</text:p>
          </table:table-cell>
          <table:table-cell office:value-type="string">
            <text:p>14:30:00</text:p>
          </table:table-cell>
          <table:table-cell office:value-type="string">
            <text:p>T0001</text:p>
          </table:table-cell>
          <table:table-cell table:style-name="ce3" office:value-type="string">
            <text:p>SUPER KING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WS001</text:p>
          </table:table-cell>
          <table:table-cell office:value-type="float" office:value="2">
            <text:p>2</text:p>
          </table:table-cell>
          <table:table-cell office:value-type="string">
            <text:p>WARRIORS</text:p>
          </table:table-cell>
          <table:table-cell office:value-type="string">
            <text:p>MAXIMUS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1</text:p>
          </table:table-cell>
          <table:table-cell table:style-name="ce3" office:value-type="string">
            <text:p>MAXIMUS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8">
            <text:p>2018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D001</text:p>
          </table:table-cell>
          <table:table-cell office:value-type="float" office:value="3">
            <text:p>3</text:p>
          </table:table-cell>
          <table:table-cell office:value-type="string">
            <text:p>ORACLE</text:p>
          </table:table-cell>
          <table:table-cell office:value-type="string">
            <text:p>ARROW</text:p>
          </table:table-cell>
          <table:table-cell office:value-type="string">
            <text:p>2018-10-30</text:p>
          </table:table-cell>
          <table:table-cell office:value-type="string">
            <text:p>14:45:00</text:p>
          </table:table-cell>
          <table:table-cell office:value-type="string">
            <text:p>T0003</text:p>
          </table:table-cell>
          <table:table-cell table:style-name="ce3" office:value-type="string">
            <text:p>ARROW</text:p>
          </table:table-cell>
          <table:table-cell table:number-columns-repeated="5"/>
        </table:table-row>
        <table:table-row table:style-name="ro1">
          <table:table-cell office:value-type="float" office:value="2017">
            <text:p>2017</text:p>
          </table:table-cell>
          <table:table-cell table:style-name="Default" office:value-type="string">
            <text:p>MX001</text:p>
          </table:table-cell>
          <table:table-cell office:value-type="float" office:value="4">
            <text:p>4</text:p>
          </table:table-cell>
          <table:table-cell office:value-type="string">
            <text:p>ROVERS</text:p>
          </table:table-cell>
          <table:table-cell office:value-type="string">
            <text:p>SPARTANS</text:p>
          </table:table-cell>
          <table:table-cell office:value-type="string">
            <text:p>2018-10-30</text:p>
          </table:table-cell>
          <table:table-cell office:value-type="string">
            <text:p>15:00:00</text:p>
          </table:table-cell>
          <table:table-cell office:value-type="string">
            <text:p>T0004</text:p>
          </table:table-cell>
          <table:table-cell table:style-name="ce3" office:value-type="string">
            <text:p>SPARTANS</text:p>
          </table:table-cell>
          <table:table-cell table:number-columns-repeated="5"/>
        </table:table-row>
        <table:table-row table:style-name="ro1" table:number-rows-repeated="2">
          <table:table-cell table:style-name="Default" table:number-columns-repeated="8"/>
          <table:table-cell table:number-columns-repeated="6"/>
        </table:table-row>
        <table:table-row table:style-name="ro1">
          <table:table-cell table:style-name="ce2" office:value-type="string">
            <text:p>Table Name = Badminton_Results</text:p>
          </table:table-cell>
          <table:table-cell table:number-columns-repeated="13"/>
        </table:table-row>
        <table:table-row table:style-name="ro1">
          <table:table-cell table:style-name="ce2" office:value-type="string">
            <text:p>Serial_Number</text:p>
          </table:table-cell>
          <table:table-cell table:style-name="ce2" office:value-type="string">
            <text:p>Tournament_year</text:p>
          </table:table-cell>
          <table:table-cell table:style-name="ce2" office:value-type="string">
            <text:p>Event_code</text:p>
          </table:table-cell>
          <table:table-cell table:style-name="ce2" office:value-type="string">
            <text:p>Position</text:p>
          </table:table-cell>
          <table:table-cell table:style-name="ce2" office:value-type="string">
            <text:p>Team_Name</text:p>
          </table:table-cell>
          <table:table-cell table:style-name="ce2" office:value-type="string">
            <text:p>Player_Name1</text:p>
          </table:table-cell>
          <table:table-cell table:style-name="ce2" office:value-type="string">
            <text:p>Player_Name2</text:p>
          </table:table-cell>
          <table:table-cell table:style-name="ce2" office:value-type="string">
            <text:p>Game_Code</text:p>
          </table:table-cell>
          <table:table-cell table:number-columns-repeated="6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017">
            <text:p>2017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017">
            <text:p>2017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MATRIX</text:p>
          </table:table-cell>
          <table:table-cell office:value-type="string">
            <text:p>SAKTHI</text:p>
          </table:table-cell>
          <table:table-cell office:value-type="string">
            <text:p>PRIYA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FIRST</text:p>
          </table:table-cell>
          <table:table-cell office:value-type="string">
            <text:p>ORACLE</text:p>
          </table:table-cell>
          <table:table-cell office:value-type="string">
            <text:p>PRADEEP KUMAR</text:p>
          </table:table-cell>
          <table:table-cell office:value-type="string">
            <text:p>POOVAVES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018">
            <text:p>2018</text:p>
          </table:table-cell>
          <table:table-cell office:value-type="string">
            <text:p>MD001</text:p>
          </table:table-cell>
          <table:table-cell office:value-type="string">
            <text:p>SECOND</text:p>
          </table:table-cell>
          <table:table-cell office:value-type="string">
            <text:p>SPARTAN</text:p>
          </table:table-cell>
          <table:table-cell office:value-type="string">
            <text:p>PRADEEP</text:p>
          </table:table-cell>
          <table:table-cell office:value-type="string">
            <text:p>TAMIZH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2018">
            <text:p>2018</text:p>
          </table:table-cell>
          <table:table-cell office:value-type="string">
            <text:p>MX001</text:p>
          </table:table-cell>
          <table:table-cell office:value-type="string">
            <text:p>FIRST</text:p>
          </table:table-cell>
          <table:table-cell office:value-type="string">
            <text:p>ROVERS</text:p>
          </table:table-cell>
          <table:table-cell office:value-type="string">
            <text:p>ANU</text:p>
          </table:table-cell>
          <table:table-cell office:value-type="string">
            <text:p>SAHANA</text:p>
          </table:table-cell>
          <table:table-cell office:value-type="string">
            <text:p>B0001</text:p>
          </table:table-cell>
          <table:table-cell table:number-columns-repeated="6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2017">
            <text:p>2017</text:p>
          </table:table-cell>
          <table:table-cell office:value-type="string">
            <text:p>MS001</text:p>
          </table:table-cell>
          <table:table-cell office:value-type="string">
            <text:p>FIRST</text:p>
          </table:table-cell>
          <table:table-cell office:value-type="string">
            <text:p>SUPER KINGS</text:p>
          </table:table-cell>
          <table:table-cell office:value-type="string">
            <text:p>RAM</text:p>
          </table:table-cell>
          <table:table-cell/>
          <table:table-cell office:value-type="string">
            <text:p>B0001</text:p>
          </table:table-cell>
          <table:table-cell table:number-columns-repeated="6"/>
        </table:table-row>
      </table:table>
      <table:table table:name="DDL" table:style-name="ta1" table:print="false">
        <table:table-column table:style-name="co16" table:default-cell-style-name="Default"/>
        <table:table-row table:style-name="ro3">
          <table:table-cell office:value-type="string">
            <text:p>CREATE DATABASE "PASS"</text:p>
            <text:p><text:s text:c="4"/>WITH </text:p>
            <text:p><text:s text:c="4"/>OWNER = postgres</text:p>
            <text:p><text:s text:c="4"/>ENCODING = 'UTF8'</text:p>
            <text:p><text:s text:c="4"/>CONNECTION LIMIT = -1;</text:p>
          </table:table-cell>
        </table:table-row>
        <table:table-row table:style-name="ro1" table:number-rows-repeated="2">
          <table:table-cell/>
        </table:table-row>
        <table:table-row table:style-name="ro4">
          <table:table-cell table:style-name="ce6" office:value-type="string">
            <text:p>-- Table: public.badmiton_events</text:p>
            <text:p/>
            <text:p>-- DROP TABLE public.badmiton_events;</text:p>
            <text:p/>
            <text:p>CREATE TABLE public.badmiton_even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event_name character varying(30) COLLATE pg_catalog."default" NOT NULL,</text:p>
            <text:p><text:s text:c="4"/>game_code character varying(5) COLLATE pg_catalog."default",</text:p>
            <text:p><text:s text:c="4"/>amount double precision,</text:p>
            <text:p><text:s text:c="4"/>CONSTRAINT "Badmiton_Events_pkey" PRIMARY KEY (tournament_year, event_code),</text:p>
            <text:p><text:s text:c="4"/>CONSTRAINT "Badmiton_Events_Tournament_Year_Event_Code_key" UNIQUE (tournament_year, event_code),</text:p>
            <text:p><text:s text:c="4"/>CONSTRAINT "Game_Code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event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5">
          <table:table-cell office:value-type="string">
            <text:p>-- Table: public.badmiton_fixures</text:p>
            <text:p/>
            <text:p>-- DROP TABLE public.badmiton_fixures;</text:p>
            <text:p/>
            <text:p>CREATE TABLE public.badmiton_fixure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match_number integer NOT NULL,</text:p>
            <text:p><text:s text:c="4"/>team_name1 character varying(50) COLLATE pg_catalog."default" NOT NULL,</text:p>
            <text:p><text:s text:c="4"/>team_name2 character varying(50) COLLATE pg_catalog."default" NOT NULL,</text:p>
            <text:p><text:s text:c="4"/>match_date date,</text:p>
            <text:p><text:s text:c="4"/>match_time time with time zone,</text:p>
            <text:p><text:s text:c="4"/>court character varying(5) COLLATE pg_catalog."default",</text:p>
            <text:p><text:s text:c="4"/>winner character varying(30) COLLATE pg_catalog."default",</text:p>
            <text:p><text:s text:c="4"/>CONSTRAINT badmiton_fixures_pkey PRIMARY KEY (match_number),</text:p>
            <text:p><text:s text:c="4"/>CONSTRAINT badmiton_fixures_tournament_year_fkey FOREIGN KEY (event_code, tournament_year)</text:p>
            <text:p><text:s text:c="8"/>REFERENCES public.badmiton_events (event_code, tournament_year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fixure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6">
          <table:table-cell office:value-type="string">
            <text:p>-- DROP TABLE public.badmiton_registration;</text:p>
            <text:p>CREATE TABLE public.badmiton_registration</text:p>
            <text:p>(</text:p>
            <text:p><text:s text:c="4"/>tournament_year character varying(4) COLLATE pg_catalog."default" NOT NULL,</text:p>
            <text:p><text:s text:c="4"/>registration_number character varying(8) COLLATE pg_catalog."default" NOT NULL,</text:p>
            <text:p><text:s text:c="4"/>team_name character varying(50) COLLATE pg_catalog."default" NOT NULL,</text:p>
            <text:p><text:s text:c="4"/>name character varying(30) COLLATE pg_catalog."default" NOT NULL,</text:p>
            <text:p><text:s text:c="4"/>dob date NOT NULL,</text:p>
            <text:p><text:s text:c="4"/>email character varying(25) COLLATE pg_catalog."default" NOT NULL,</text:p>
            <text:p><text:s text:c="4"/>phone character varying(15) COLLATE pg_catalog."default" NOT NULL,</text:p>
            <text:p><text:s text:c="4"/>event_code character varying(5) COLLATE pg_catalog."default" NOT NULL,</text:p>
            <text:p><text:s text:c="4"/>partner_name character varying(30) COLLATE pg_catalog."default",</text:p>
            <text:p><text:s text:c="4"/>partner_dob date,</text:p>
            <text:p><text:s text:c="4"/>payment_amount double precision,</text:p>
            <text:p><text:s text:c="4"/>game_code character varying(5) COLLATE pg_catalog."default" NOT NULL,</text:p>
            <text:p><text:s text:c="4"/>date_inserted date,</text:p>
            <text:p><text:s text:c="4"/>date_updated date,</text:p>
            <text:p><text:s text:c="4"/>CONSTRAINT badmiton_registration_pkey PRIMARY KEY (tournament_year, registration_number, team_name, name),</text:p>
            <text:p><text:s text:c="4"/>CONSTRAINT "Badmiton_Registration_Team_Name_Team_Number_Tournament_Year_key" UNIQUE (team_name, registration_number, tournament_year, name),</text:p>
            <text:p><text:s text:c="4"/>CONSTRAINT "Badmiton_Registration_Event_Code_fkey" FOREIGN KEY (event_code, tournament_year)</text:p>
            <text:p><text:s text:c="8"/>REFERENCES public.badmiton_events (event_code, tournament_year) MATCH SIMPLE</text:p>
            <text:p><text:s text:c="8"/>ON UPDATE NO ACTION</text:p>
            <text:p><text:s text:c="8"/>ON DELETE NO ACTION,</text:p>
            <text:p><text:s text:c="4"/>CONSTRAINT "Badmiton_Registration_Game_Code_fkey" FOREIGN KEY (game_code)</text:p>
            <text:p><text:s text:c="8"/>REFERENCES public.games (game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gistration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7">
          <table:table-cell office:value-type="string">
            <text:p>-- Table: public.badmiton_results</text:p>
            <text:p/>
            <text:p>-- DROP TABLE public.badmiton_results;</text:p>
            <text:p/>
            <text:p>CREATE TABLE public.badmiton_results</text:p>
            <text:p>(</text:p>
            <text:p><text:s text:c="4"/>tournament_year character varying(4) COLLATE pg_catalog."default" NOT NULL,</text:p>
            <text:p><text:s text:c="4"/>event_code character varying(5) COLLATE pg_catalog."default" NOT NULL,</text:p>
            <text:p><text:s text:c="4"/>"position" character varying(15) COLLATE pg_catalog."default" NOT NULL,</text:p>
            <text:p><text:s text:c="4"/>team_name character varying(30) COLLATE pg_catalog."default" NOT NULL,</text:p>
            <text:p><text:s text:c="4"/>team_player1 character varying(25) COLLATE pg_catalog."default",</text:p>
            <text:p><text:s text:c="4"/>team_player2 character varying(25) COLLATE pg_catalog."default",</text:p>
            <text:p><text:s text:c="4"/>game_code character varying(5) COLLATE pg_catalog."default" NOT NULL,</text:p>
            <text:p><text:s text:c="4"/>serial_number integer NOT NULL,</text:p>
            <text:p><text:s text:c="4"/>CONSTRAINT badmiton_results_pkey PRIMARY KEY (serial_number),</text:p>
            <text:p><text:s text:c="4"/>CONSTRAINT badmiton_results_game_code_fkey FOREIGN KEY (game_code)</text:p>
            <text:p><text:s text:c="8"/>REFERENCES public.games (game_code) MATCH SIMPLE</text:p>
            <text:p><text:s text:c="8"/>ON UPDATE NO ACTION</text:p>
            <text:p><text:s text:c="8"/>ON DELETE NO ACTION,</text:p>
            <text:p><text:s text:c="4"/>CONSTRAINT badmiton_results_tournament_year_fkey FOREIGN KEY (tournament_year, event_code)</text:p>
            <text:p><text:s text:c="8"/>REFERENCES public.badmiton_events (tournament_year, event_code) MATCH SIMPLE</text:p>
            <text:p><text:s text:c="8"/>ON UPDATE NO ACTION</text:p>
            <text:p><text:s text:c="8"/>ON DELETE NO ACTION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badmiton_results</text:p>
            <text:p><text:s text:c="4"/>OWNER to postgres;</text:p>
          </table:table-cell>
        </table:table-row>
        <table:table-row table:style-name="ro1">
          <table:table-cell/>
        </table:table-row>
        <table:table-row table:style-name="ro8">
          <table:table-cell office:value-type="string">
            <text:p>-- Table: public.games</text:p>
            <text:p/>
            <text:p>-- DROP TABLE public.games;</text:p>
            <text:p/>
            <text:p>CREATE TABLE public.games</text:p>
            <text:p>(</text:p>
            <text:p><text:s text:c="4"/>game_code character varying(5) COLLATE pg_catalog."default" NOT NULL,</text:p>
            <text:p><text:s text:c="4"/>game_name character varying(30) COLLATE pg_catalog."default" NOT NULL,</text:p>
            <text:p><text:s text:c="4"/>CONSTRAINT "Games_pkey" PRIMARY KEY (game_code)</text:p>
            <text:p>)</text:p>
            <text:p>WITH (</text:p>
            <text:p><text:s text:c="4"/>OIDS = FALSE</text:p>
            <text:p>)</text:p>
            <text:p>TABLESPACE pg_default;</text:p>
            <text:p/>
            <text:p>ALTER TABLE public.games</text:p>
            <text:p><text:s text:c="4"/>OWNER to postgres;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3/18/2018</text:date>, <text:time>17:07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19:11:59</meta:creation-date>
    <dc:date>2018-03-18T17:07:24.03</dc:date>
    <meta:editing-duration>PT12H40M3S</meta:editing-duration>
    <meta:editing-cycles>30</meta:editing-cycles>
    <meta:generator>OpenOffice/4.1.5$Win32 OpenOffice.org_project/415m1$Build-9789</meta:generator>
    <dc:creator>Karthi </dc:creator>
    <meta:document-statistic meta:table-count="3" meta:cell-count="579" meta:object-count="0"/>
  </office:meta>
</office:document-meta>
</file>